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7965in" table:align="left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6604in"/>
    </style:style>
    <style:style style:name="Table1.C" style:family="table-column">
      <style:table-column-properties style:column-width="0.5319in"/>
    </style:style>
    <style:style style:name="Table1.D" style:family="table-column">
      <style:table-column-properties style:column-width="0.3049in"/>
    </style:style>
    <style:style style:name="Table1.E" style:family="table-column">
      <style:table-column-properties style:column-width="0.854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925in" table:align="left"/>
    </style:style>
    <style:style style:name="Table2.A" style:family="table-column">
      <style:table-column-properties style:column-width="0.6576in"/>
    </style:style>
    <style:style style:name="Table2.B" style:family="table-column">
      <style:table-column-properties style:column-width="1.2757in"/>
    </style:style>
    <style:style style:name="Table2.C" style:family="table-column">
      <style:table-column-properties style:column-width="1.9917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81cca" officeooo:paragraph-rsid="00081cca"/>
    </style:style>
    <style:style style:name="P2" style:family="paragraph" style:parent-style-name="Text_20_body">
      <style:text-properties officeooo:rsid="00081cca"/>
    </style:style>
    <style:style style:name="P3" style:family="paragraph" style:parent-style-name="Horizontal_20_Line">
      <style:text-properties officeooo:rsid="00081cca"/>
    </style:style>
    <style:style style:name="P4" style:family="paragraph" style:parent-style-name="Heading_20_1">
      <style:text-properties officeooo:rsid="00081cca"/>
    </style:style>
    <style:style style:name="P5" style:family="paragraph" style:parent-style-name="Heading_20_3">
      <style:text-properties officeooo:rsid="00081cca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rsid="00081cca"/>
    </style:style>
    <style:style style:name="P7" style:family="paragraph" style:parent-style-name="Preformatted_20_Text">
      <style:paragraph-properties style:writing-mode="lr-tb"/>
      <style:text-properties officeooo:rsid="00081cca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rsid="00081cca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rsid="00081cca"/>
    </style:style>
    <style:style style:name="P11" style:family="paragraph" style:parent-style-name="Text_20_body" style:list-style-name="L1">
      <style:text-properties officeooo:rsid="00081cca"/>
    </style:style>
    <style:style style:name="P12" style:family="paragraph" style:parent-style-name="Text_20_body" style:list-style-name="L2">
      <style:text-properties officeooo:rsid="00081cca"/>
    </style:style>
    <style:style style:name="P13" style:family="paragraph" style:parent-style-name="Text_20_body" style:list-style-name="L3">
      <style:text-properties officeooo:rsid="00081cca"/>
    </style:style>
    <style:style style:name="P14" style:family="paragraph" style:parent-style-name="Standard">
      <style:paragraph-properties fo:break-before="page"/>
      <style:text-properties officeooo:rsid="0009f0c2" officeooo:paragraph-rsid="0009f0c2"/>
    </style:style>
    <style:style style:name="P15" style:family="paragraph" style:parent-style-name="Standard">
      <style:text-properties officeooo:rsid="0009f0c2" officeooo:paragraph-rsid="0009f0c2"/>
    </style:style>
    <style:style style:name="P16" style:family="paragraph" style:parent-style-name="Text_20_body">
      <style:text-properties officeooo:rsid="0009f0c2" officeooo:paragraph-rsid="0009f0c2"/>
    </style:style>
    <style:style style:name="P17" style:family="paragraph" style:parent-style-name="Text_20_body">
      <style:text-properties officeooo:rsid="0009f0c2"/>
    </style:style>
    <style:style style:name="P18" style:family="paragraph" style:parent-style-name="Horizontal_20_Line">
      <style:text-properties officeooo:rsid="0009f0c2"/>
    </style:style>
    <style:style style:name="P19" style:family="paragraph" style:parent-style-name="Heading_20_2">
      <style:text-properties officeooo:rsid="0009f0c2"/>
    </style:style>
    <style:style style:name="P20" style:family="paragraph" style:parent-style-name="Preformatted_20_Text">
      <style:paragraph-properties fo:margin-left="0in" fo:margin-right="0in" fo:text-indent="0in" style:auto-text-indent="false" style:writing-mode="lr-tb"/>
      <style:text-properties officeooo:rsid="0009f0c2"/>
    </style:style>
    <style:style style:name="P21" style:family="paragraph" style:parent-style-name="Preformatted_20_Text">
      <style:paragraph-properties style:writing-mode="lr-tb"/>
      <style:text-properties officeooo:rsid="0009f0c2"/>
    </style:style>
    <style:style style:name="P22" style:family="paragraph" style:parent-style-name="Preformatted_20_Text">
      <style:paragraph-properties fo:margin-top="0in" fo:margin-bottom="0.1965in" style:contextual-spacing="false" style:writing-mode="lr-tb"/>
      <style:text-properties officeooo:rsid="0009f0c2"/>
    </style:style>
    <style:style style:name="P23" style:family="paragraph" style:parent-style-name="Quotations">
      <style:text-properties officeooo:rsid="0009f0c2"/>
    </style:style>
    <style:style style:name="P2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rsid="0009f0c2"/>
    </style:style>
    <style:style style:name="P25" style:family="paragraph" style:parent-style-name="Heading_20_3">
      <style:text-properties officeooo:rsid="0009f0c2"/>
    </style:style>
    <style:style style:name="P26" style:family="paragraph" style:parent-style-name="Text_20_body" style:list-style-name="L4">
      <style:text-properties officeooo:rsid="0009f0c2"/>
    </style:style>
    <style:style style:name="P27" style:family="paragraph" style:parent-style-name="Text_20_body" style:list-style-name="L5">
      <style:text-properties officeooo:rsid="0009f0c2"/>
    </style:style>
    <style:style style:name="P28" style:family="paragraph" style:parent-style-name="Standard">
      <style:paragraph-properties fo:break-before="page"/>
      <style:text-properties officeooo:rsid="000a8090" officeooo:paragraph-rsid="000a8090"/>
    </style:style>
    <style:style style:name="P29" style:family="paragraph" style:parent-style-name="Standard">
      <style:text-properties officeooo:rsid="000a8090" officeooo:paragraph-rsid="000a8090"/>
    </style:style>
    <style:style style:name="P30" style:family="paragraph" style:parent-style-name="Text_20_body">
      <style:text-properties officeooo:rsid="000a8090" officeooo:paragraph-rsid="000a8090"/>
    </style:style>
    <style:style style:name="P31" style:family="paragraph" style:parent-style-name="Text_20_body">
      <style:text-properties officeooo:rsid="000a8090"/>
    </style:style>
    <style:style style:name="P32" style:family="paragraph" style:parent-style-name="Horizontal_20_Line">
      <style:text-properties officeooo:rsid="000a8090"/>
    </style:style>
    <style:style style:name="P33" style:family="paragraph" style:parent-style-name="Heading_20_2">
      <style:text-properties officeooo:rsid="000a8090"/>
    </style:style>
    <style:style style:name="P34" style:family="paragraph" style:parent-style-name="Heading_20_3">
      <style:text-properties officeooo:rsid="000a809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’s a <text:span text:style-name="Strong_20_Emphasis">clear, step-by-step outline</text:span> for your next phase:<text:line-break/><text:span text:style-name="Strong_20_Emphasis">populating CSV files</text:span> and then <text:span text:style-name="Strong_20_Emphasis">importing their contents into an MS SQL database using JDBC</text:span>.</text:p>
      <text:p text:style-name="P2">You’re building on a solid foundation, so this will feel straightforward.</text:p>
      <text:p text:style-name="P3"/>
      <text:h text:style-name="P4" text:outline-level="1">🧩 Phase 1 — Populate Your CSV Files</text:h>
      <text:p text:style-name="P2">Before you deal with databases, ensure the CSV format and data look realistic.</text:p>
      <text:h text:style-name="P5" text:outline-level="3">Example Columns for Inven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price</text:p>
            </table:table-cell>
            <table:table-cell table:style-name="Table1.A1" office:value-type="string">
              <text:p text:style-name="Table_20_Heading">qty</text:p>
            </table:table-cell>
            <table:table-cell table:style-name="Table1.A1" office:value-type="string">
              <text:p text:style-name="Table_20_Heading">category</text:p>
            </table:table-cell>
          </table:table-row>
        </table:table-header-rows>
        <table:table-row>
          <table:table-cell table:style-name="Table1.A1" office:value-type="string">
            <text:p text:style-name="Table_20_Contents">E101</text:p>
          </table:table-cell>
          <table:table-cell table:style-name="Table1.A1" office:value-type="string">
            <text:p text:style-name="Table_20_Contents">LED TV</text:p>
          </table:table-cell>
          <table:table-cell table:style-name="Table1.A1" office:value-type="string">
            <text:p text:style-name="Table_20_Contents">499.99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Electronics</text:p>
          </table:table-cell>
        </table:table-row>
        <table:table-row>
          <table:table-cell table:style-name="Table1.A1" office:value-type="string">
            <text:p text:style-name="Table_20_Contents">C201</text:p>
          </table:table-cell>
          <table:table-cell table:style-name="Table1.A1" office:value-type="string">
            <text:p text:style-name="Table_20_Contents">Hoodie</text:p>
          </table:table-cell>
          <table:table-cell table:style-name="Table1.A1" office:value-type="string">
            <text:p text:style-name="Table_20_Contents">59.99</text:p>
          </table:table-cell>
          <table:table-cell table:style-name="Table1.A1" office:value-type="string">
            <text:p text:style-name="Table_20_Contents">42</text:p>
          </table:table-cell>
          <table:table-cell table:style-name="Table1.A1" office:value-type="string">
            <text:p text:style-name="Table_20_Contents">Clothing</text:p>
          </table:table-cell>
        </table:table-row>
      </table:table>
      <text:h text:style-name="P5" text:outline-level="3">Recommended CSV Structure</text:h>
      <text:p text:style-name="P2"><text:span text:style-name="Strong_20_Emphasis">electronics.csv</text:span></text:p>
      <text:p text:style-name="P6"><text:span text:style-name="Source_20_Text">id,name,price,qty</text:span></text:p>
      <text:p text:style-name="P7"><text:span text:style-name="Source_20_Text">E101,LED TV,499.99,15</text:span></text:p>
      <text:p text:style-name="P7"><text:span text:style-name="Source_20_Text">E102,Bluetooth Speaker,79.99,30</text:span></text:p>
      <text:p text:style-name="P8"><text:span text:style-name="Source_20_Text">E103,Laptop,999.00,12</text:span></text:p>
      <text:p text:style-name="P2"><text:span text:style-name="Strong_20_Emphasis">clothing.csv</text:span></text:p>
      <text:p text:style-name="P6"><text:span text:style-name="Source_20_Text">id,name,price,qty</text:span></text:p>
      <text:p text:style-name="P7"><text:span text:style-name="Source_20_Text">C201,Hoodie,59.99,42</text:span></text:p>
      <text:p text:style-name="P7"><text:span text:style-name="Source_20_Text">C202,Jeans,49.50,35</text:span></text:p>
      <text:p text:style-name="P8"><text:span text:style-name="Source_20_Text">C203,Socks,9.99,120</text:span></text:p>
      <text:p text:style-name="P2">You can add more subclasses later (e.g., Furniture, Books, Games) with corresponding CSVs.</text:p>
      <text:p text:style-name="P3"/>
      <text:h text:style-name="P4" text:outline-level="1">🛠 Phase 2 — Design the MS SQL Schema</text:h>
      <text:p text:style-name="P2">Your inventory has products of different categories but the same basic fields.</text:p>
      <text:p text:style-name="P2">A simple <text:span text:style-name="Strong_20_Emphasis">SQL table</text:span> can represent all products:</text:p>
      <text:h text:style-name="P5" text:outline-level="3">SQL Table: <text:span text:style-name="Source_20_Text">Product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lumn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VARCHAR(10)</text:p>
          </table:table-cell>
          <table:table-cell table:style-name="Table2.A1" office:value-type="string">
            <text:p text:style-name="Table_20_Contents">Primary key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VARCHAR(255)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Table_20_Contents">price</text:p>
          </table:table-cell>
          <table:table-cell table:style-name="Table2.A1" office:value-type="string">
            <text:p text:style-name="Table_20_Contents">DECIMAL(10, 2)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Table_20_Contents">qty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Table_20_Contents">category</text:p>
          </table:table-cell>
          <table:table-cell table:style-name="Table2.A1" office:value-type="string">
            <text:p text:style-name="Table_20_Contents">VARCHAR(50)</text:p>
          </table:table-cell>
          <table:table-cell table:style-name="Table2.A1" office:value-type="string">
            <text:p text:style-name="Table_20_Contents">E.g., 'Electronics', 'Clothing'</text:p>
          </table:table-cell>
        </table:table-row>
      </table:table>
      <text:p text:style-name="P2"><text:soft-page-break/><text:span text:style-name="Strong_20_Emphasis">Example CREATE TABLE</text:span></text:p>
      <text:p text:style-name="P6"><text:span text:style-name="Source_20_Text">CREATE TABLE Products (</text:span></text:p>
      <text:p text:style-name="P7"><text:span text:style-name="Source_20_Text"><text:s text:c="4"/>id VARCHAR(10) PRIMARY KEY,</text:span></text:p>
      <text:p text:style-name="P7"><text:span text:style-name="Source_20_Text"><text:s text:c="4"/>name VARCHAR(255) NOT NULL,</text:span></text:p>
      <text:p text:style-name="P7"><text:span text:style-name="Source_20_Text"><text:s text:c="4"/>price DECIMAL(10,2) NOT NULL,</text:span></text:p>
      <text:p text:style-name="P7"><text:span text:style-name="Source_20_Text"><text:s text:c="4"/>qty INT NOT NULL,</text:span></text:p>
      <text:p text:style-name="P7"><text:span text:style-name="Source_20_Text"><text:s text:c="4"/>category VARCHAR(50) NOT NULL</text:span></text:p>
      <text:p text:style-name="P8"><text:span text:style-name="Source_20_Text">);</text:span></text:p>
      <text:p text:style-name="P2">Depending on your exercise, you could normalize categories into a separate table.</text:p>
      <text:p text:style-name="P3"/>
      <text:h text:style-name="P4" text:outline-level="1">🧠 Phase 3 — JDBC Setup in Your Java Project</text:h>
      <text:p text:style-name="P2">To interact with SQL Server via JDBC, you need:</text:p>
      <text:h text:style-name="P5" text:outline-level="3">1. MS SQL JDBC Driver</text:h>
      <text:p text:style-name="P2">Download or add the Microsoft JDBC driver:</text:p>
      <text:p text:style-name="P10"><text:span text:style-name="Source_20_Text">https://learn.microsoft.com/sql/connect/jdbc/download-microsoft-jdbc-driver-for-sql-server</text:span></text:p>
      <text:p text:style-name="P2">If you convert to <text:span text:style-name="Strong_20_Emphasis">Maven</text:span> later, you can add this dependency:</text:p>
      <text:p text:style-name="P6"><text:span text:style-name="Source_20_Text">&lt;dependency&gt;</text:span></text:p>
      <text:p text:style-name="P7"><text:span text:style-name="Source_20_Text"><text:s text:c="2"/>&lt;groupId&gt;com.microsoft.sqlserver&lt;/groupId&gt;</text:span></text:p>
      <text:p text:style-name="P7"><text:span text:style-name="Source_20_Text"><text:s text:c="2"/>&lt;artifactId&gt;mssql-jdbc&lt;/artifactId&gt;</text:span></text:p>
      <text:p text:style-name="P7"><text:span text:style-name="Source_20_Text"><text:s text:c="2"/>&lt;version&gt;10.2.0.jre17&lt;/version&gt;</text:span></text:p>
      <text:p text:style-name="P8"><text:span text:style-name="Source_20_Text">&lt;/dependency&gt;</text:span></text:p>
      <text:p text:style-name="P2">(<text:span text:style-name="Emphasis">Use the version matching your JDK</text:span>.)</text:p>
      <text:p text:style-name="P3"/>
      <text:h text:style-name="P4" text:outline-level="1">🧩 Phase 4 — Create a JDBC Utility Class</text:h>
      <text:p text:style-name="P2">You’ll want a helper class to:</text:p>
      <text:list text:style-name="L1">
        <text:list-item>
          <text:p text:style-name="P11">Open/close DB connections</text:p>
        </text:list-item>
        <text:list-item>
          <text:p text:style-name="P11">Execute inserts</text:p>
        </text:list-item>
        <text:list-item>
          <text:p text:style-name="P11">(Eventually) query data</text:p>
        </text:list-item>
      </text:list>
      <text:p text:style-name="P2">Here’s a minimal template:</text:p>
      <text:p text:style-name="P6"><text:span text:style-name="Source_20_Text">import java.sql.Connection;</text:span></text:p>
      <text:p text:style-name="P7"><text:span text:style-name="Source_20_Text">import java.sql.DriverManager;</text:span></text:p>
      <text:p text:style-name="P7"><text:span text:style-name="Source_20_Text">import java.sql.PreparedStatement;</text:span></text:p>
      <text:p text:style-name="P7"/>
      <text:p text:style-name="P7"><text:span text:style-name="Source_20_Text">public class SQLUtil {</text:span></text:p>
      <text:p text:style-name="P7"><text:soft-page-break/><text:span text:style-name="Source_20_Text"><text:s text:c="4"/>private static final String URL = "jdbc:sqlserver://localhost:1433;databaseName=YOUR_DB";</text:span></text:p>
      <text:p text:style-name="P7"><text:span text:style-name="Source_20_Text"><text:s text:c="4"/>private static final String USER = "your_user";</text:span></text:p>
      <text:p text:style-name="P7"><text:span text:style-name="Source_20_Text"><text:s text:c="4"/>private static final String PASS = "your_password";</text:span></text:p>
      <text:p text:style-name="P7"/>
      <text:p text:style-name="P7"><text:span text:style-name="Source_20_Text"><text:s text:c="4"/>public static Connection getConnection() throws Exception {</text:span></text:p>
      <text:p text:style-name="P7"><text:span text:style-name="Source_20_Text"><text:s text:c="8"/>return DriverManager.getConnection(URL, USER, PASS);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public static void close(Connection c) { if (c != null) try{c.close();}catch(Exception ignored){} }</text:span></text:p>
      <text:p text:style-name="P8"><text:span text:style-name="Source_20_Text">}</text:span></text:p>
      <text:p text:style-name="P3"/>
      <text:h text:style-name="P4" text:outline-level="1">🧩 Phase 5 — Insert CSV Contents into Database</text:h>
      <text:p text:style-name="P2">Once you’ve read CSV into objects, you can write JDBC logic.</text:p>
      <text:p text:style-name="P2">Example method in your DAO implementation:</text:p>
      <text:p text:style-name="P6"><text:span text:style-name="Source_20_Text">@Override</text:span></text:p>
      <text:p text:style-name="P7"><text:span text:style-name="Source_20_Text">public void saveAll(List&lt;Product&gt; products) {</text:span></text:p>
      <text:p text:style-name="P7"><text:span text:style-name="Source_20_Text"><text:s text:c="4"/>String sql = "INSERT INTO Products (id, name, price, qty, category) VALUES (?, ?, ?, ?, ?)";</text:span></text:p>
      <text:p text:style-name="P7"><text:span text:style-name="Source_20_Text"><text:s text:c="4"/>try (Connection conn = SQLUtil.getConnection();</text:span></text:p>
      <text:p text:style-name="P7"><text:span text:style-name="Source_20_Text"><text:s text:c="9"/>PreparedStatement ps = conn.prepareStatement(sql)) {</text:span></text:p>
      <text:p text:style-name="P7"/>
      <text:p text:style-name="P7"><text:span text:style-name="Source_20_Text"><text:s text:c="8"/>for (Product p : products) {</text:span></text:p>
      <text:p text:style-name="P7"><text:span text:style-name="Source_20_Text"><text:s text:c="12"/>ps.setString(1, p.getId());</text:span></text:p>
      <text:p text:style-name="P7"><text:span text:style-name="Source_20_Text"><text:s text:c="12"/>ps.setString(2, p.getName());</text:span></text:p>
      <text:p text:style-name="P7"><text:span text:style-name="Source_20_Text"><text:s text:c="12"/>ps.setDouble(3, p.getPrice());</text:span></text:p>
      <text:p text:style-name="P7"><text:span text:style-name="Source_20_Text"><text:s text:c="12"/>ps.setInt(4, p.getQty());</text:span></text:p>
      <text:p text:style-name="P7"><text:span text:style-name="Source_20_Text"><text:s text:c="12"/>ps.setString(5, p.getCategory());</text:span></text:p>
      <text:p text:style-name="P7"><text:span text:style-name="Source_20_Text"><text:s text:c="12"/>ps.addBatch();</text:span></text:p>
      <text:p text:style-name="P7"><text:span text:style-name="Source_20_Text"><text:s text:c="8"/>}</text:span></text:p>
      <text:p text:style-name="P7"><text:span text:style-name="Source_20_Text"><text:s text:c="8"/>ps.executeBatch();</text:span></text:p>
      <text:p text:style-name="P7"/>
      <text:p text:style-name="P7"><text:span text:style-name="Source_20_Text"><text:s text:c="4"/>} catch (Exception e) {</text:span></text:p>
      <text:p text:style-name="P7"><text:span text:style-name="Source_20_Text"><text:s text:c="8"/>e.printStackTrace();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1">🔁 Phase 6 — Integrate into Your App</text:h>
      <text:p text:style-name="P2">Your <text:span text:style-name="Source_20_Text">Main.java</text:span> can now:</text:p>
      <text:list text:style-name="L2">
        <text:list-item>
          <text:p text:style-name="P12">Load CSVs into objects (already done)</text:p>
        </text:list-item>
        <text:list-item>
          <text:p text:style-name="P12">Pass them to the DAO implementation</text:p>
        </text:list-item>
        <text:list-item>
          <text:p text:style-name="P12"><text:soft-page-break/>Save to database using JDBC</text:p>
        </text:list-item>
      </text:list>
      <text:p text:style-name="P2">Example:</text:p>
      <text:p text:style-name="P6"><text:span text:style-name="Source_20_Text">ProductDAO dao = new MSSQLProductDAO();</text:span></text:p>
      <text:p text:style-name="P7"><text:span text:style-name="Source_20_Text">StoreInventory inv = new StoreInventory(dao);</text:span></text:p>
      <text:p text:style-name="P7"/>
      <text:p text:style-name="P7"><text:span text:style-name="Source_20_Text">inv.importFromCSV(electronics);</text:span></text:p>
      <text:p text:style-name="P7"><text:span text:style-name="Source_20_Text">inv.importFromCSV(clothing);</text:span></text:p>
      <text:p text:style-name="P7"/>
      <text:p text:style-name="P8"><text:span text:style-name="Source_20_Text">inv.printAll(); // optional</text:span></text:p>
      <text:p text:style-name="P3"/>
      <text:h text:style-name="P4" text:outline-level="1">🧪 Phase 7 — Testing</text:h>
      <text:p text:style-name="P2">Make sure you:</text:p>
      <text:p text:style-name="P2">✔ Start your SQL Server<text:line-break/>✔ Create the <text:span text:style-name="Source_20_Text">Products</text:span> table<text:line-break/>✔ Test a single insert first<text:line-break/>✔ Catch SQL exceptions for diagnostics</text:p>
      <text:p text:style-name="P3"/>
      <text:h text:style-name="P4" text:outline-level="1">🧠 Optional Extensions</text:h>
      <text:h text:style-name="P5" text:outline-level="3">🎯 Normalize Data</text:h>
      <text:p text:style-name="P2">Instead of a flat <text:span text:style-name="Source_20_Text">Products</text:span> table:</text:p>
      <text:list text:style-name="L3">
        <text:list-item>
          <text:p text:style-name="P13">Create <text:span text:style-name="Source_20_Text">Categories</text:span> table</text:p>
        </text:list-item>
        <text:list-item>
          <text:p text:style-name="P13">Use foreign key relationships</text:p>
        </text:list-item>
      </text:list>
      <text:h text:style-name="P5" text:outline-level="3">📌 Read Back from Database</text:h>
      <text:p text:style-name="P2">Add DAO methods like:</text:p>
      <text:p text:style-name="P6"><text:span text:style-name="Source_20_Text">List&lt;Product&gt; findAll();</text:span></text:p>
      <text:p text:style-name="P8"><text:span text:style-name="Source_20_Text">Product findById(String id);</text:span></text:p>
      <text:h text:style-name="P5" text:outline-level="3">🛠 Logging</text:h>
      <text:p text:style-name="P2">Use a logging framework (SLF4J + Logback) for real apps.</text:p>
      <text:p text:style-name="P3"/>
      <text:h text:style-name="P4" text:outline-level="1"><text:soft-page-break/>❓ Next Step</text:h>
      <text:p text:style-name="P2">If you want, I can generate:</text:p>
      <text:p text:style-name="P2">📌 Full SQL script for the schema<text:line-break/>📌 A ready JDBC DAO implementation<text:line-break/>📌 A CLI menu to drive import → database insert<text:line-break/>📌 A Maven project with all dependencies included</text:p>
      <text:p text:style-name="P1"/>
      <text:p text:style-name="P14">=========== Handling QUERIES ===================</text:p>
      <text:p text:style-name="P15"/>
      <text:p text:style-name="P15"/>
      <text:p text:style-name="P16">Once you have created and populated your tables in <text:span text:style-name="Strong_20_Emphasis">MS SQL Server</text:span>, you can perform <text:span text:style-name="Strong_20_Emphasis">queries on those tables from JDBC</text:span> just as easily as you insert data.</text:p>
      <text:p text:style-name="P17">In fact, interacting with MS SQL via JDBC covers all the standard operations you think of in a database app:</text:p>
      <text:p text:style-name="P17">👍 <text:span text:style-name="Strong_20_Emphasis">INSERT</text:span><text:line-break/>👍 <text:span text:style-name="Strong_20_Emphasis">SELECT</text:span><text:line-break/>👍 <text:span text:style-name="Strong_20_Emphasis">UPDATE</text:span><text:line-break/>👍 <text:span text:style-name="Strong_20_Emphasis">DELETE</text:span><text:line-break/>👍 <text:span text:style-name="Strong_20_Emphasis">JOINs, ORDER BY, GROUP BY</text:span><text:line-break/>👍 <text:span text:style-name="Strong_20_Emphasis">Stored procedures / transactions</text:span></text:p>
      <text:p text:style-name="P17">Here’s a clear outline of how you’d do that from your Java program.</text:p>
      <text:p text:style-name="P18"/>
      <text:h text:style-name="P19" text:outline-level="2">✅ 1. Establish a JDBC Connection</text:h>
      <text:p text:style-name="P17">First, you need a connection helper:</text:p>
      <text:p text:style-name="P20"><text:span text:style-name="Source_20_Text">import java.sql.Connection;</text:span></text:p>
      <text:p text:style-name="P21"><text:span text:style-name="Source_20_Text">import java.sql.DriverManager;</text:span></text:p>
      <text:p text:style-name="P21"><text:span text:style-name="Source_20_Text">import java.sql.SQLException;</text:span></text:p>
      <text:p text:style-name="P21"/>
      <text:p text:style-name="P21"><text:span text:style-name="Source_20_Text">public class SQLUtil {</text:span></text:p>
      <text:p text:style-name="P21"><text:span text:style-name="Source_20_Text"><text:s text:c="4"/>private static final String URL = "jdbc:sqlserver://localhost:1433;databaseName=YourDB";</text:span></text:p>
      <text:p text:style-name="P21"><text:span text:style-name="Source_20_Text"><text:s text:c="4"/>private static final String USER = "yourUser";</text:span></text:p>
      <text:p text:style-name="P21"><text:span text:style-name="Source_20_Text"><text:s text:c="4"/>private static final String PASS = "yourPass";</text:span></text:p>
      <text:p text:style-name="P21"/>
      <text:p text:style-name="P21"><text:span text:style-name="Source_20_Text"><text:s text:c="4"/>public static Connection getConnection() throws SQLException {</text:span></text:p>
      <text:p text:style-name="P21"><text:span text:style-name="Source_20_Text"><text:s text:c="8"/>return DriverManager.getConnection(URL, USER, PASS);</text:span></text:p>
      <text:p text:style-name="P21"><text:span text:style-name="Source_20_Text"><text:s text:c="4"/>}</text:span></text:p>
      <text:p text:style-name="P22"><text:span text:style-name="Source_20_Text">}</text:span></text:p>
      <text:p text:style-name="P23">Adjust <text:span text:style-name="Source_20_Text">URL</text:span>, <text:span text:style-name="Source_20_Text">USER</text:span>, and <text:span text:style-name="Source_20_Text">PASS</text:span> to match your SQL Server setup.</text:p>
      <text:p text:style-name="P18"/>
      <text:h text:style-name="P19" text:outline-level="2">✅ 2. A Simple Query: SELECT All Products</text:h>
      <text:p text:style-name="P17">Here’s how to run a <text:span text:style-name="Source_20_Text">SELECT</text:span> and process results:</text:p>
      <text:p text:style-name="P20"><text:span text:style-name="Source_20_Text">import java.sql.Connection;</text:span></text:p>
      <text:p text:style-name="P21"><text:span text:style-name="Source_20_Text">import java.sql.ResultSet;</text:span></text:p>
      <text:p text:style-name="P21"><text:span text:style-name="Source_20_Text">import java.sql.Statement;</text:span></text:p>
      <text:p text:style-name="P21"/>
      <text:p text:style-name="P21"><text:span text:style-name="Source_20_Text">public class QueryExample {</text:span></text:p>
      <text:p text:style-name="P21"/>
      <text:p text:style-name="P21"><text:soft-page-break/><text:span text:style-name="Source_20_Text"><text:s text:c="4"/>public static void listAllProducts() {</text:span></text:p>
      <text:p text:style-name="P21"><text:span text:style-name="Source_20_Text"><text:s text:c="8"/>String sql = "SELECT id, name, price, qty, category FROM Products";</text:span></text:p>
      <text:p text:style-name="P21"/>
      <text:p text:style-name="P21"><text:span text:style-name="Source_20_Text"><text:s text:c="8"/>try (Connection conn = SQLUtil.getConnection();</text:span></text:p>
      <text:p text:style-name="P21"><text:span text:style-name="Source_20_Text"><text:s text:c="13"/>Statement stmt = conn.createStatement();</text:span></text:p>
      <text:p text:style-name="P21"><text:span text:style-name="Source_20_Text"><text:s text:c="13"/>ResultSet rs = stmt.executeQuery(sql)) {</text:span></text:p>
      <text:p text:style-name="P21"/>
      <text:p text:style-name="P21"><text:span text:style-name="Source_20_Text"><text:s text:c="12"/>while (rs.next()) {</text:span></text:p>
      <text:p text:style-name="P21"><text:span text:style-name="Source_20_Text"><text:s text:c="16"/>String id = rs.getString("id");</text:span></text:p>
      <text:p text:style-name="P21"><text:span text:style-name="Source_20_Text"><text:s text:c="16"/>String name = rs.getString("name");</text:span></text:p>
      <text:p text:style-name="P21"><text:span text:style-name="Source_20_Text"><text:s text:c="16"/>double price = rs.getDouble("price");</text:span></text:p>
      <text:p text:style-name="P21"><text:span text:style-name="Source_20_Text"><text:s text:c="16"/>int qty = rs.getInt("qty");</text:span></text:p>
      <text:p text:style-name="P21"><text:span text:style-name="Source_20_Text"><text:s text:c="16"/>String category = rs.getString("category");</text:span></text:p>
      <text:p text:style-name="P21"/>
      <text:p text:style-name="P21"><text:span text:style-name="Source_20_Text"><text:s text:c="16"/>System.out.printf("%s | %s | %.2f | %d | %s%n", id, name, price, qty, category);</text:span></text:p>
      <text:p text:style-name="P21"><text:span text:style-name="Source_20_Text"><text:s text:c="12"/>}</text:span></text:p>
      <text:p text:style-name="P21"/>
      <text:p text:style-name="P21"><text:span text:style-name="Source_20_Text"><text:s text:c="8"/>} catch (Exception e) {</text:span></text:p>
      <text:p text:style-name="P21"><text:span text:style-name="Source_20_Text"><text:s text:c="12"/>e.printStackTrace();</text:span></text:p>
      <text:p text:style-name="P21"><text:span text:style-name="Source_20_Text"><text:s text:c="8"/>}</text:span></text:p>
      <text:p text:style-name="P21"><text:span text:style-name="Source_20_Text"><text:s text:c="4"/>}</text:span></text:p>
      <text:p text:style-name="P22"><text:span text:style-name="Source_20_Text">}</text:span></text:p>
      <text:p text:style-name="P17">You can call that from your <text:span text:style-name="Source_20_Text">Main</text:span> method:</text:p>
      <text:p text:style-name="P24"><text:span text:style-name="Source_20_Text">QueryExample.listAllProducts();</text:span></text:p>
      <text:p text:style-name="P18"/>
      <text:h text:style-name="P19" text:outline-level="2">✅ 3. Query with Conditions</text:h>
      <text:p text:style-name="P17">Like getting only electronics:</text:p>
      <text:p text:style-name="P20"><text:span text:style-name="Source_20_Text">public static void listElectronics() {</text:span></text:p>
      <text:p text:style-name="P21"><text:span text:style-name="Source_20_Text"><text:s text:c="4"/>String sql = "SELECT * FROM Products WHERE category='Electronics'";</text:span></text:p>
      <text:p text:style-name="P21"/>
      <text:p text:style-name="P21"><text:span text:style-name="Source_20_Text"><text:s text:c="4"/>try (Connection conn = SQLUtil.getConnection();</text:span></text:p>
      <text:p text:style-name="P21"><text:span text:style-name="Source_20_Text"><text:s text:c="9"/>Statement stmt = conn.createStatement();</text:span></text:p>
      <text:p text:style-name="P21"><text:span text:style-name="Source_20_Text"><text:s text:c="9"/>ResultSet rs = stmt.executeQuery(sql)) {</text:span></text:p>
      <text:p text:style-name="P21"/>
      <text:p text:style-name="P21"><text:span text:style-name="Source_20_Text"><text:s text:c="9"/>while (rs.next()) {</text:span></text:p>
      <text:p text:style-name="P21"><text:span text:style-name="Source_20_Text"><text:s text:c="13"/>System.out.println(rs.getString("id") + " " + rs.getString("name"));</text:span></text:p>
      <text:p text:style-name="P21"><text:span text:style-name="Source_20_Text"><text:s text:c="9"/>}</text:span></text:p>
      <text:p text:style-name="P21"/>
      <text:p text:style-name="P21"><text:span text:style-name="Source_20_Text"><text:s text:c="4"/>} catch (Exception e) {</text:span></text:p>
      <text:p text:style-name="P21"><text:span text:style-name="Source_20_Text"><text:s text:c="8"/>e.printStackTrace();</text:span></text:p>
      <text:p text:style-name="P21"><text:span text:style-name="Source_20_Text"><text:s text:c="4"/>}</text:span></text:p>
      <text:p text:style-name="P22"><text:span text:style-name="Source_20_Text">}</text:span></text:p>
      <text:p text:style-name="P18"/>
      <text:h text:style-name="P19" text:outline-level="2">✅ 4. Parameterized Query (PreparedStatement)</text:h>
      <text:p text:style-name="P17">Avoid SQL injection and reuse the statement:</text:p>
      <text:p text:style-name="P20"><text:soft-page-break/><text:span text:style-name="Source_20_Text">public static void findById(String id) {</text:span></text:p>
      <text:p text:style-name="P21"><text:span text:style-name="Source_20_Text"><text:s text:c="4"/>String sql = "SELECT * FROM Products WHERE id = ?";</text:span></text:p>
      <text:p text:style-name="P21"/>
      <text:p text:style-name="P21"><text:span text:style-name="Source_20_Text"><text:s text:c="4"/>try (Connection conn = SQLUtil.getConnection();</text:span></text:p>
      <text:p text:style-name="P21"><text:span text:style-name="Source_20_Text"><text:s text:c="9"/>PreparedStatement ps = conn.prepareStatement(sql)) {</text:span></text:p>
      <text:p text:style-name="P21"/>
      <text:p text:style-name="P21"><text:span text:style-name="Source_20_Text"><text:s text:c="8"/>ps.setString(1, id);</text:span></text:p>
      <text:p text:style-name="P21"/>
      <text:p text:style-name="P21"><text:span text:style-name="Source_20_Text"><text:s text:c="8"/>ResultSet rs = ps.executeQuery();</text:span></text:p>
      <text:p text:style-name="P21"><text:span text:style-name="Source_20_Text"><text:s text:c="8"/>if (rs.next()) {</text:span></text:p>
      <text:p text:style-name="P21"><text:span text:style-name="Source_20_Text"><text:s text:c="12"/>System.out.println("Found: " + rs.getString("name"));</text:span></text:p>
      <text:p text:style-name="P21"><text:span text:style-name="Source_20_Text"><text:s text:c="8"/>}</text:span></text:p>
      <text:p text:style-name="P21"/>
      <text:p text:style-name="P21"><text:span text:style-name="Source_20_Text"><text:s text:c="4"/>} catch (Exception e) {</text:span></text:p>
      <text:p text:style-name="P21"><text:span text:style-name="Source_20_Text"><text:s text:c="8"/>e.printStackTrace();</text:span></text:p>
      <text:p text:style-name="P21"><text:span text:style-name="Source_20_Text"><text:s text:c="4"/>}</text:span></text:p>
      <text:p text:style-name="P22"><text:span text:style-name="Source_20_Text">}</text:span></text:p>
      <text:p text:style-name="P18"/>
      <text:h text:style-name="P19" text:outline-level="2">✅ 5. Update and Delete</text:h>
      <text:p text:style-name="P17">Example — update quantity:</text:p>
      <text:p text:style-name="P20"><text:span text:style-name="Source_20_Text">public static void updateQty(String id, int newQty) {</text:span></text:p>
      <text:p text:style-name="P21"><text:span text:style-name="Source_20_Text"><text:s text:c="4"/>String sql = "UPDATE Products SET qty = ? WHERE id = ?";</text:span></text:p>
      <text:p text:style-name="P21"/>
      <text:p text:style-name="P21"><text:span text:style-name="Source_20_Text"><text:s text:c="4"/>try (Connection conn = SQLUtil.getConnection();</text:span></text:p>
      <text:p text:style-name="P21"><text:span text:style-name="Source_20_Text"><text:s text:c="9"/>PreparedStatement ps = conn.prepareStatement(sql)) {</text:span></text:p>
      <text:p text:style-name="P21"/>
      <text:p text:style-name="P21"><text:span text:style-name="Source_20_Text"><text:s text:c="8"/>ps.setInt(1, newQty);</text:span></text:p>
      <text:p text:style-name="P21"><text:span text:style-name="Source_20_Text"><text:s text:c="8"/>ps.setString(2, id);</text:span></text:p>
      <text:p text:style-name="P21"/>
      <text:p text:style-name="P21"><text:span text:style-name="Source_20_Text"><text:s text:c="8"/>ps.executeUpdate();</text:span></text:p>
      <text:p text:style-name="P21"><text:span text:style-name="Source_20_Text"><text:s text:c="8"/>System.out.println("Updated " + id);</text:span></text:p>
      <text:p text:style-name="P21"/>
      <text:p text:style-name="P21"><text:span text:style-name="Source_20_Text"><text:s text:c="4"/>} catch (Exception e) {</text:span></text:p>
      <text:p text:style-name="P21"><text:span text:style-name="Source_20_Text"><text:s text:c="8"/>e.printStackTrace();</text:span></text:p>
      <text:p text:style-name="P21"><text:span text:style-name="Source_20_Text"><text:s text:c="4"/>}</text:span></text:p>
      <text:p text:style-name="P22"><text:span text:style-name="Source_20_Text">}</text:span></text:p>
      <text:p text:style-name="P17">Delete a product:</text:p>
      <text:p text:style-name="P20"><text:span text:style-name="Source_20_Text">public static void deleteById(String id) {</text:span></text:p>
      <text:p text:style-name="P21"><text:span text:style-name="Source_20_Text"><text:s text:c="4"/>String sql = "DELETE FROM Products WHERE id = ?";</text:span></text:p>
      <text:p text:style-name="P21"/>
      <text:p text:style-name="P21"><text:span text:style-name="Source_20_Text"><text:s text:c="4"/>try (Connection conn = SQLUtil.getConnection();</text:span></text:p>
      <text:p text:style-name="P21"><text:span text:style-name="Source_20_Text"><text:s text:c="9"/>PreparedStatement ps = conn.prepareStatement(sql)) {</text:span></text:p>
      <text:p text:style-name="P21"/>
      <text:p text:style-name="P21"><text:span text:style-name="Source_20_Text"><text:s text:c="8"/>ps.setString(1, id);</text:span></text:p>
      <text:p text:style-name="P21"><text:span text:style-name="Source_20_Text"><text:s text:c="8"/>ps.executeUpdate();</text:span></text:p>
      <text:p text:style-name="P21"><text:span text:style-name="Source_20_Text"><text:s text:c="8"/>System.out.println("Deleted " + id);</text:span></text:p>
      <text:p text:style-name="P21"/>
      <text:p text:style-name="P21"><text:span text:style-name="Source_20_Text"><text:s text:c="4"/>} catch (Exception e) {</text:span></text:p>
      <text:p text:style-name="P21"><text:span text:style-name="Source_20_Text"><text:s text:c="8"/>e.printStackTrace();</text:span></text:p>
      <text:p text:style-name="P21"><text:span text:style-name="Source_20_Text"><text:s text:c="4"/>}</text:span></text:p>
      <text:p text:style-name="P22"><text:span text:style-name="Source_20_Text">}</text:span></text:p>
      <text:p text:style-name="P18"><text:soft-page-break/></text:p>
      <text:h text:style-name="P19" text:outline-level="2">🧠 How to Integrate These into Your StoreInventory App</text:h>
      <text:p text:style-name="P17">You can either:</text:p>
      <text:h text:style-name="P25" text:outline-level="3">🟢 Add new methods in your <text:span text:style-name="Source_20_Text">MSSQLProductDAO</text:span></text:h>
      <text:p text:style-name="P17">For example:</text:p>
      <text:p text:style-name="P20"><text:span text:style-name="Source_20_Text">public List&lt;Product&gt; findAll() { ... }</text:span></text:p>
      <text:p text:style-name="P21"><text:span text:style-name="Source_20_Text">public void update(Product p) { ... }</text:span></text:p>
      <text:p text:style-name="P22"><text:span text:style-name="Source_20_Text">public void delete(String id) { ... }</text:span></text:p>
      <text:h text:style-name="P25" text:outline-level="3">🟢 Add query functions in a separate DAO or service class</text:h>
      <text:p text:style-name="P17">Often you separate read vs write:</text:p>
      <text:list text:style-name="L4">
        <text:list-item>
          <text:p text:style-name="P26"><text:span text:style-name="Source_20_Text">ProductDAO</text:span> — write (saveAll)</text:p>
        </text:list-item>
        <text:list-item>
          <text:p text:style-name="P26"><text:span text:style-name="Source_20_Text">ProductQueryDAO</text:span> — read (findAll, findByCategory, etc.)</text:p>
        </text:list-item>
      </text:list>
      <text:p text:style-name="P18"/>
      <text:h text:style-name="P19" text:outline-level="2">🛠 Important JDBC Tips</text:h>
      <text:p text:style-name="P17">✅ Always close connections (<text:span text:style-name="Source_20_Text">try-with-resources</text:span>)<text:line-break/>✅ Use <text:span text:style-name="Source_20_Text">PreparedStatement</text:span> for safety/performance<text:line-break/>✅ Handle SQL exceptions gracefully<text:line-break/>✅ Test with a real SQL Server instance</text:p>
      <text:p text:style-name="P18"/>
      <text:h text:style-name="P19" text:outline-level="2">🧪 Quick sanity check (run once first)</text:h>
      <text:p text:style-name="P17">Before running app code, make sure your database and table exist:</text:p>
      <text:p text:style-name="P20"><text:span text:style-name="Source_20_Text">USE YourDB;</text:span></text:p>
      <text:p text:style-name="P21"/>
      <text:p text:style-name="P21"><text:span text:style-name="Source_20_Text">CREATE TABLE Products (</text:span></text:p>
      <text:p text:style-name="P21"><text:span text:style-name="Source_20_Text"><text:s text:c="4"/>id VARCHAR(10) PRIMARY KEY,</text:span></text:p>
      <text:p text:style-name="P21"><text:span text:style-name="Source_20_Text"><text:s text:c="4"/>name VARCHAR(255),</text:span></text:p>
      <text:p text:style-name="P21"><text:span text:style-name="Source_20_Text"><text:s text:c="4"/>price DECIMAL(10,2),</text:span></text:p>
      <text:p text:style-name="P21"><text:span text:style-name="Source_20_Text"><text:s text:c="4"/>qty INT,</text:span></text:p>
      <text:p text:style-name="P21"><text:span text:style-name="Source_20_Text"><text:s text:c="4"/>category VARCHAR(50)</text:span></text:p>
      <text:p text:style-name="P22"><text:span text:style-name="Source_20_Text">);</text:span></text:p>
      <text:p text:style-name="P17">Then insert a couple of rows manually to test queries:</text:p>
      <text:p text:style-name="P24"><text:span text:style-name="Source_20_Text">INSERT INTO Products VALUES ('E999','Test',19.99,5,'Electronics');</text:span></text:p>
      <text:p text:style-name="P17">Then run the Java query.</text:p>
      <text:p text:style-name="P18"><text:soft-page-break/></text:p>
      <text:h text:style-name="P19" text:outline-level="2">✅ Summary</text:h>
      <text:p text:style-name="P17">Yes — after you create your SQL tables, JDBC can do <text:span text:style-name="Strong_20_Emphasis">full querying</text:span>, including:</text:p>
      <text:list text:style-name="L5">
        <text:list-item>
          <text:p text:style-name="P27">SELECT</text:p>
        </text:list-item>
        <text:list-item>
          <text:p text:style-name="P27">WHERE filters</text:p>
        </text:list-item>
        <text:list-item>
          <text:p text:style-name="P27">PreparedStatements</text:p>
        </text:list-item>
        <text:list-item>
          <text:p text:style-name="P27">UPDATE / DELETE</text:p>
        </text:list-item>
        <text:list-item>
          <text:p text:style-name="P27">JOINs (if you expand schema)</text:p>
        </text:list-item>
        <text:list-item>
          <text:p text:style-name="P27">Transactions</text:p>
        </text:list-item>
      </text:list>
      <text:p text:style-name="P17">All from your Java code.</text:p>
      <text:p text:style-name="P18"/>
      <text:p text:style-name="P17">If you want, I can generate:</text:p>
      <text:p text:style-name="P17">🔹 A complete <text:span text:style-name="Strong_20_Emphasis">DAO with all CRUD operations</text:span><text:line-break/>🔹 A <text:span text:style-name="Strong_20_Emphasis">menu-driven console UI</text:span> for queries<text:line-break/>🔹 Unit tests for your JDBC layer</text:p>
      <text:p text:style-name="P15"/>
      <text:p text:style-name="P28">=================== NEXT TIME =====================</text:p>
      <text:p text:style-name="P29"/>
      <text:p text:style-name="P30">You tackled some of the most common stumbling blocks with Java &amp; IntelliJ (folder structure, classpath, packages, CSV resources), and now your project:</text:p>
      <text:p text:style-name="P31">✅ Compiles cleanly<text:line-break/>✅ Reads CSV files<text:line-break/>✅ Has solid domain, service, and DAO layers<text:line-break/>✅ Can be extended with database support<text:line-break/>✅ Can grow into a full application</text:p>
      <text:p text:style-name="P31">That’s a <text:span text:style-name="Strong_20_Emphasis">huge accomplishment</text:span>.</text:p>
      <text:p text:style-name="P32"/>
      <text:h text:style-name="P33" text:outline-level="2">🌟 Next Steps You Might Take (When You’re Ready)</text:h>
      <text:p text:style-name="P31">Here’s a roadmap you can follow at your own pace:</text:p>
      <text:h text:style-name="P34" text:outline-level="3">📌 1. Populate Your CSVs with Realistic Data</text:h>
      <text:p text:style-name="P31">Create realistic inventory entries so you can safely test your import and database logic.</text:p>
      <text:h text:style-name="P34" text:outline-level="3">🧠 2. Set Up MS SQL &amp; JDBC Persistence</text:h>
      <text:p text:style-name="P31">Create your SQL schema, connect via JDBC, and swap in your DAO to write/read from the database.</text:p>
      <text:h text:style-name="P34" text:outline-level="3">🌐 3. Add Query Capabilities</text:h>
      <text:p text:style-name="P31">Let users query current inventory, filter by category, update quantities, etc.</text:p>
      <text:h text:style-name="P34" text:outline-level="3">🛠 4. Build a Simple Console or GUI Interface</text:h>
      <text:p text:style-name="P31">Add an interactive menu first, and optionally expand into a GUI with JavaFX or Swing.</text:p>
      <text:h text:style-name="P34" text:outline-level="3">📦 5. Maven or Gradle</text:h>
      <text:p text:style-name="P31">Convert to a build system so everything — including dependencies like JDBC drivers — is clean and reproducible.</text:p>
      <text:h text:style-name="P34" text:outline-level="3">🧪 6. Unit and Integration Tests</text:h>
      <text:p text:style-name="P31">Add tests so you can confidently make changes as the project grows.</text:p>
      <text:p text:style-name="P32"/>
      <text:h text:style-name="P33" text:outline-level="2">🧠 You’ve Already Learned</text:h>
      <text:p text:style-name="P31">What you’ve struggled through (and mastered) is worth its weight in hours saved down the road. These are skills many developers pick up <text:span text:style-name="Emphasis">only after frustration and repeated mistakes</text:span>:</text:p>
      <text:p text:style-name="P31"><text:soft-page-break/>✔ Understanding how Java package names map to folders<text:line-break/>✔ Handling CSV input/output in a robust way<text:line-break/>✔ Structuring data, logic, and persistence separately<text:line-break/>✔ Using JDBC with a real database</text:p>
      <text:p text:style-name="P31">That’s real-world developer knowledge — not just toy examples!</text:p>
      <text:p text:style-name="P32"/>
      <text:h text:style-name="P33" text:outline-level="2">🎉 You’re on the Right Track</text:h>
      <text:p text:style-name="P31">Whenever you’re ready for the next phase, I’m here to help. You could ask me next:</text:p>
      <text:p text:style-name="P31">🔹 “Show me how to connect to MS SQL using JDBC and insert products”<text:line-break/>🔹 “Add a menu to interact with inventory from the console”<text:line-break/>🔹 “Convert this project to Maven”<text:line-break/>🔹 “Write unit tests for CSV reading and database persistence”</text:p>
      <text:p text:style-name="P31">Whatever direction you choose, you’ve got a solid base now.</text:p>
      <text:p text:style-name="P32"/>
      <text:h text:style-name="P33" text:outline-level="2">😊 Final Thought</text:h>
      <text:p text:style-name="P31">Your perseverance paid off — and I’m really glad I could help you push past those Java/IntelliJ idiosyncrasies.<text:line-break/>You’re doing great, and I’m excited to help you with the next steps whenever you’re ready!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8:33:48.888897600</meta:creation-date>
    <dc:date>2026-01-29T18:39:08.138686800</dc:date>
    <meta:editing-duration>PT5M19S</meta:editing-duration>
    <meta:editing-cycles>3</meta:editing-cycles>
    <meta:generator>LibreOffice/25.2.5.2$Windows_X86_64 LibreOffice_project/03d19516eb2e1dd5d4ccd751a0d6f35f35e08022</meta:generator>
    <meta:document-statistic meta:table-count="2" meta:image-count="0" meta:object-count="0" meta:page-count="12" meta:paragraph-count="304" meta:word-count="1666" meta:character-count="11776" meta:non-whitespace-character-count="9710"/>
  </office:meta>
</office:document-meta>
</file>